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"It would appear that Sharusharu-dono is
not in at the momen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We shall remain here until her return, so
please go and search for Ossie at Lake Oshiru
in the meantime."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7T17:56:56+01:00</meta:creation-date>
    <dc:date>2020-03-07T17:56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